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000000" loext:opacity="100%" style:font-name="Droid Sans Mono" fo:font-size="10.5pt" fo:font-weight="normal" fo:background-color="transparent"/>
    </style:style>
    <style:style style:name="P2" style:family="paragraph" style:parent-style-name="Standard">
      <style:paragraph-properties fo:margin-left="0in" fo:margin-right="0in" style:line-height-at-least="0.198in" fo:text-indent="0in" style:auto-text-indent="false"/>
      <style:text-properties fo:color="#000000" loext:opacity="100%" style:font-name="Droid Sans Mono" fo:font-size="10.5pt" fo:font-weight="bold" fo:background-color="transparent" style:font-weight-asian="bold" style:font-weight-complex="bold"/>
    </style:style>
    <style:style style:name="P3" style:family="paragraph" style:parent-style-name="Standard">
      <style:text-properties fo:color="#000000" loext:opacity="100%"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shells are command-line interpreters that provide a user interface for accessing the services of the operating system. Different types of shells offer various features and functionalities. Here are some of the most common types of Linux shells:</text:p>
      <text:p text:style-name="P2">1. Bourne Shell (sh):</text:p>
      <text:p text:style-name="P1">- The Bourne shell, developed by Stephen Bourne, is one of the oldest and most widely used shells in Unix-like operating systems.</text:p>
      <text:p text:style-name="P1">- It provides basic scripting capabilities and is known for its simplicity and efficiency.</text:p>
      <text:p text:style-name="P1">- The Bourne shell is often used for writing shell scripts and is the default shell on many systems.</text:p>
      <text:p text:style-name="P2">2. C Shell (csh):</text:p>
      <text:p text:style-name="P1">- The C shell, developed by Bill Joy, is known for its C-like syntax and features such as command history and job control.</text:p>
      <text:p text:style-name="P1">- It provides a more user-friendly environment for interactive use compared to the Bourne shell.</text:p>
      <text:p text:style-name="P1">- The C shell is often used by users who prefer its syntax and features for interactive command-line work.</text:p>
      <text:p text:style-name="P2">3. Korn Shell (ksh):</text:p>
      <text:p text:style-name="P1">- The Korn shell, developed by David Korn, is an enhanced version of the Bourne shell with additional features such as associative arrays and built-in arithmetic operations.</text:p>
      <text:p text:style-name="P1">- It combines the features of both the Bourne shell and the C shell, making it a powerful choice for scripting and interactive use.</text:p>
      <text:p text:style-name="P1">- The Korn shell is often used in enterprise environments due to its robustness and advanced capabilities.</text:p>
      <text:p text:style-name="P2">4. Bourne Again Shell (bash):</text:p>
      <text:p text:style-name="P1">- The Bourne Again Shell, commonly known as bash, is an enhanced version of the Bourne shell and is the default shell on most Linux distributions.</text:p>
      <text:p text:style-name="P1">- It offers a wide range of features, including command-line editing, command history, and support for scripting with advanced constructs.</text:p>
      <text:p text:style-name="P1">- Bash is highly popular among users and developers due to its versatility and ease of use for both interactive and scripting purposes.</text:p>
      <text:p text:style-name="P1">In summary, each Linux shell has its own unique features and advantages. The choice of shell often depends on user preference, specific use cases, and the environment in which it is being used.</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4T09:46:41.085963165</meta:creation-date>
    <dc:date>2025-09-04T09:49:27.922813947</dc:date>
    <meta:editing-duration>PT2M48S</meta:editing-duration>
    <meta:editing-cycles>1</meta:editing-cycles>
    <meta:document-statistic meta:table-count="0" meta:image-count="0" meta:object-count="0" meta:page-count="1" meta:paragraph-count="18" meta:word-count="337" meta:character-count="2002" meta:non-whitespace-character-count="1683"/>
    <meta:generator>LibreOffice/25.8.1.1$Linux_X86_64 LibreOffice_project/54047653041915e595ad4e45cccea684809c77b5</meta:generator>
  </office:meta>
</office:document-meta>
</file>